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 draw:auto-grow-height="false"/>
    </style:style>
    <style:style style:name="gr2" style:family="graphic" style:parent-style-name="Unboxed_20_Text">
      <style:graphic-properties draw:auto-grow-width="true" fo:min-height="0.399cm" fo:min-width="0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 draw:auto-grow-height="false"/>
    </style:style>
    <style:style style:name="gr6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Unboxed_20_Text">
      <style:graphic-properties draw:auto-grow-width="true" fo:min-height="0cm" fo:min-width="0cm"/>
    </style:style>
    <style:style style:name="gr10" style:family="graphic" style:parent-style-name="Unboxed_20_Text">
      <style:graphic-properties draw:auto-grow-width="true" fo:min-height="0.2cm" fo:min-width="0cm"/>
    </style:style>
    <style:style style:name="gr11" style:family="graphic" style:parent-style-name="Small_20_Unboxed_20_Text">
      <style:graphic-properties draw:auto-grow-width="true" fo:min-height="0cm" fo:min-width="0.536cm"/>
    </style:style>
    <style:style style:name="gr12" style:family="graphic" style:parent-style-name="Small_20_Unboxed_20_Text">
      <style:graphic-properties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mall_20_Unboxed_20_Text">
      <style:graphic-properties draw:auto-grow-width="true" fo:min-height="0cm" fo:min-width="0.386cm"/>
    </style:style>
    <style:style style:name="gr15" style:family="graphic" style:parent-style-name="Switch_20_Label">
      <style:graphic-properties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0.762cm" draw:transform="rotate (1.5707963267949) translate (8.89cm 17.18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2.805cm" svg:height="0.399cm" svg:x="16.238cm" svg:y="2.185cm">
          <draw:text-box>
            <text:p>Start (right mag)</text:p>
          </draw:text-box>
        </draw:frame>
        <draw:frame draw:style-name="gr3" draw:layer="layout" svg:width="0.552cm" svg:height="1.245cm" svg:x="24.837cm" svg:y="16.104cm">
          <draw:text-box>
            <text:p/>
          </draw:text-box>
        </draw:frame>
        <draw:g>
          <draw:g>
            <draw:g>
              <draw:line draw:style-name="gr4" draw:text-style-name="P1" draw:layer="layout" svg:x1="10.72cm" svg:y1="2.431cm" svg:x2="11.225cm" svg:y2="2.431cm">
                <text:p/>
              </draw:line>
              <draw:line draw:style-name="gr4" draw:text-style-name="P1" draw:layer="layout" svg:x1="11.024cm" svg:y1="2.24cm" svg:x2="11.225cm" svg:y2="2.431cm">
                <text:p/>
              </draw:line>
              <draw:line draw:style-name="gr4" draw:text-style-name="P1" draw:layer="layout" svg:x1="11.024cm" svg:y1="2.622cm" svg:x2="11.225cm" svg:y2="2.431cm">
                <text:p/>
              </draw:line>
            </draw:g>
            <draw:g>
              <draw:line draw:style-name="gr4" draw:text-style-name="P1" draw:layer="layout" svg:x1="11.382cm" svg:y1="2.431cm" svg:x2="11.736cm" svg:y2="2.431cm">
                <text:p/>
              </draw:line>
              <draw:line draw:style-name="gr4" draw:text-style-name="P1" draw:layer="layout" svg:x1="11.181cm" svg:y1="2.24cm" svg:x2="11.382cm" svg:y2="2.431cm">
                <text:p/>
              </draw:line>
              <draw:line draw:style-name="gr4" draw:text-style-name="P1" draw:layer="layout" svg:x1="11.181cm" svg:y1="2.622cm" svg:x2="11.382cm" svg:y2="2.43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2.305cm" svg:viewBox="0 0 362 126" svg:d="M0 126c182-284 362 0 362 0">
                <text:p/>
              </draw:path>
              <draw:path draw:style-name="gr4" draw:text-style-name="P1" draw:layer="layout" svg:width="0.361cm" svg:height="0.125cm" svg:x="10.213cm" svg:y="2.43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2.3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2.3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" draw:text-style-name="P1" draw:layer="layout" svg:width="8.645cm" svg:height="0.762cm" draw:transform="rotate (1.5707963267949) translate (8.89cm 26.212cm)">
          <text:p text:style-name="P1">Endurance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3.241cm" svg:height="0.399cm" svg:x="16.238cm" svg:y="3.328cm">
          <draw:text-box>
            <text:p>Landing/Taxi Lights</text:p>
          </draw:text-box>
        </draw:frame>
        <draw:frame draw:style-name="gr2" draw:layer="layout" svg:width="2.83cm" svg:height="0.399cm" svg:x="16.238cm" svg:y="7.225cm">
          <draw:text-box>
            <text:p>Autopilot Servos</text:p>
          </draw:text-box>
        </draw:frame>
        <draw:frame draw:style-name="gr2" draw:layer="layout" svg:width="1.209cm" svg:height="0.399cm" svg:x="16.238cm" svg:y="17.842cm">
          <draw:text-box>
            <text:p>EFIS</text:p>
          </draw:text-box>
        </draw:frame>
        <draw:frame draw:style-name="gr2" draw:layer="layout" svg:width="2.555cm" svg:height="0.399cm" svg:x="16.238cm" svg:y="19.105cm">
          <draw:text-box>
            <text:p>Magnetometer</text:p>
          </draw:text-box>
        </draw:frame>
        <draw:frame draw:style-name="gr2" draw:layer="layout" svg:width="1.383cm" svg:height="0.399cm" svg:x="16.238cm" svg:y="20.333cm">
          <draw:text-box>
            <text:p>AHRS</text:p>
          </draw:text-box>
        </draw:frame>
        <draw:frame draw:style-name="gr2" draw:layer="layout" svg:width="2.623cm" svg:height="0.399cm" svg:x="16.238cm" svg:y="21.597cm">
          <draw:text-box>
            <text:p>Comm Radio 1</text:p>
          </draw:text-box>
        </draw:frame>
        <draw:frame draw:style-name="gr2" draw:layer="layout" svg:width="2.301cm" svg:height="0.399cm" svg:x="16.238cm" svg:y="22.879cm">
          <draw:text-box>
            <text:p>Transponder</text:p>
          </draw:text-box>
        </draw:frame>
        <draw:frame draw:style-name="gr2" draw:layer="layout" svg:width="2.263cm" svg:height="0.399cm" svg:x="16.238cm" svg:y="24.197cm">
          <draw:text-box>
            <text:p>Panel Lights</text:p>
          </draw:text-box>
        </draw:frame>
        <draw:g xml:id="id1" draw:id="id1">
          <draw:glue-point draw:id="4" svg:x="-4.746cm" svg:y="5.123cm"/>
          <draw:glue-point draw:id="5" svg:x="4.595cm" svg:y="4.876cm"/>
          <draw:glue-point draw:id="6" svg:x="-4.694cm" svg:y="4.612cm"/>
          <draw:line draw:style-name="gr6" draw:text-style-name="P1" draw:layer="layout" svg:x1="19.5cm" svg:y1="6.264cm" svg:x2="20.262cm" svg:y2="6.264cm">
            <text:p/>
          </draw:line>
          <draw:line draw:style-name="gr6" draw:text-style-name="P1" draw:layer="layout" svg:x1="22.148cm" svg:y1="6.264cm" svg:x2="21.386cm" svg:y2="6.264cm">
            <text:p/>
          </draw:line>
          <draw:line draw:style-name="gr4" draw:text-style-name="P1" draw:layer="layout" svg:x1="20.262cm" svg:y1="6.265cm" svg:x2="21.246cm" svg:y2="5.697cm">
            <text:p/>
          </draw:line>
        </draw:g>
        <draw:line draw:style-name="gr7" draw:text-style-name="P1" draw:layer="layout" svg:x1="23.075cm" svg:y1="5.666cm" svg:x2="27.431cm" svg:y2="5.666cm">
          <text:p/>
        </draw:line>
        <draw:line draw:style-name="gr7" draw:text-style-name="P1" draw:layer="layout" svg:x1="23.075cm" svg:y1="6.866cm" svg:x2="27.506cm" svg:y2="6.866cm">
          <text:p/>
        </draw:line>
        <draw:line draw:style-name="gr8" draw:text-style-name="P1" draw:layer="layout" svg:x1="23.075cm" svg:y1="5.666cm" svg:x2="22.116cm" svg:y2="6.231cm">
          <text:p/>
        </draw:line>
        <draw:line draw:style-name="gr8" draw:text-style-name="P1" draw:layer="layout" svg:x1="23.075cm" svg:y1="6.859cm" svg:x2="22.116cm" svg:y2="6.321cm">
          <text:p/>
        </draw:line>
        <draw:frame draw:style-name="gr9" draw:layer="layout" svg:width="2.881cm" svg:height="0.607cm" svg:x="27.509cm" svg:y="5.379cm">
          <draw:text-box>
            <text:p>Left Wing Strobe</text:p>
          </draw:text-box>
        </draw:frame>
        <draw:frame draw:style-name="gr9" draw:layer="layout" svg:width="3.093cm" svg:height="0.607cm" svg:x="27.509cm" svg:y="6.554cm">
          <draw:text-box>
            <text:p>Right Wing Strobe</text:p>
          </draw:text-box>
        </draw:frame>
        <draw:frame draw:style-name="gr10" draw:layer="layout" svg:width="2.276cm" svg:height="0.963cm" svg:x="23.736cm" svg:y="5.169cm">
          <draw:text-box>
            <text:p>LIGHT4</text:p>
            <text:p>20AWG Red</text:p>
          </draw:text-box>
        </draw:frame>
        <draw:frame draw:style-name="gr10" draw:layer="layout" svg:width="2.276cm" svg:height="0.963cm" svg:x="23.736cm" svg:y="6.394cm">
          <draw:text-box>
            <text:p>LIGHT6</text:p>
            <text:p>20AWG Red</text:p>
          </draw:text-box>
        </draw:frame>
        <draw:frame draw:style-name="gr11" draw:layer="layout" svg:width="1.158cm" svg:height="0.963cm" svg:x="9.561cm" svg:y="5.339cm">
          <draw:text-box>
            <text:p>STRB</text:p>
            <text:p>5A</text:p>
          </draw:text-box>
        </draw:frame>
        <draw:connector draw:style-name="gr4" draw:text-style-name="P1" draw:layer="layout" draw:line-skew="-0.623cm" svg:x1="19.568cm" svg:y1="6.265cm" svg:x2="11.736cm" svg:y2="6.241cm" draw:start-shape="id1" draw:start-glue-point="4" draw:end-shape="id2" draw:end-glue-point="1" svg:d="M19568 6265v-22h-3937v-2h-3895" svg:viewBox="0 0 7833 25">
          <text:p/>
        </draw:connector>
        <draw:frame draw:style-name="gr2" draw:layer="layout" svg:width="2.276cm" svg:height="0.399cm" svg:x="12.307cm" svg:y="5.975cm">
          <draw:text-box>
            <text:p>20AWG Red</text:p>
          </draw:text-box>
        </draw:frame>
        <draw:g xml:id="id3" draw:id="id3">
          <draw:glue-point draw:id="4" svg:x="-4.746cm" svg:y="5.123cm"/>
          <draw:glue-point draw:id="5" svg:x="4.595cm" svg:y="4.876cm"/>
          <draw:glue-point draw:id="6" svg:x="-4.694cm" svg:y="4.612cm"/>
          <draw:line draw:style-name="gr6" draw:text-style-name="P1" draw:layer="layout" svg:x1="27.319cm" svg:y1="8.807cm" svg:x2="28.081cm" svg:y2="8.807cm">
            <text:p/>
          </draw:line>
          <draw:line draw:style-name="gr6" draw:text-style-name="P1" draw:layer="layout" svg:x1="29.967cm" svg:y1="8.807cm" svg:x2="29.205cm" svg:y2="8.807cm">
            <text:p/>
          </draw:line>
          <draw:line draw:style-name="gr4" draw:text-style-name="P1" draw:layer="layout" svg:x1="28.081cm" svg:y1="8.808cm" svg:x2="29.065cm" svg:y2="8.24cm">
            <text:p/>
          </draw:line>
        </draw:g>
        <draw:line draw:style-name="gr7" draw:text-style-name="P1" draw:layer="layout" svg:x1="30.894cm" svg:y1="8.209cm" svg:x2="35.25cm" svg:y2="8.209cm">
          <text:p/>
        </draw:line>
        <draw:line draw:style-name="gr7" draw:text-style-name="P1" draw:layer="layout" svg:x1="30.894cm" svg:y1="9.409cm" svg:x2="35.325cm" svg:y2="9.409cm">
          <text:p/>
        </draw:line>
        <draw:line draw:style-name="gr8" draw:text-style-name="P1" draw:layer="layout" svg:x1="30.894cm" svg:y1="8.209cm" svg:x2="29.935cm" svg:y2="8.774cm">
          <text:p/>
        </draw:line>
        <draw:line draw:style-name="gr8" draw:text-style-name="P1" draw:layer="layout" svg:x1="30.894cm" svg:y1="9.402cm" svg:x2="29.935cm" svg:y2="8.864cm">
          <text:p/>
        </draw:line>
        <draw:frame draw:style-name="gr9" draw:layer="layout" svg:width="4.024cm" svg:height="0.607cm" svg:x="35.328cm" svg:y="7.922cm">
          <draw:text-box>
            <text:p>Left Wing Position Lights</text:p>
          </draw:text-box>
        </draw:frame>
        <draw:frame draw:style-name="gr9" draw:layer="layout" svg:width="4.236cm" svg:height="0.607cm" svg:x="35.328cm" svg:y="9.097cm">
          <draw:text-box>
            <text:p>Right Wing Position Lights</text:p>
          </draw:text-box>
        </draw:frame>
        <draw:frame draw:style-name="gr10" draw:layer="layout" svg:width="2.276cm" svg:height="0.963cm" svg:x="31.536cm" svg:y="7.841cm">
          <draw:text-box>
            <text:p>LIGHT3</text:p>
            <text:p>20AWG Red</text:p>
          </draw:text-box>
        </draw:frame>
        <draw:frame draw:style-name="gr10" draw:layer="layout" svg:width="2.276cm" svg:height="0.963cm" svg:x="31.555cm" svg:y="8.937cm">
          <draw:text-box>
            <text:p>LIGHT5</text:p>
            <text:p>20AWG Red</text:p>
          </draw:text-box>
        </draw:frame>
        <draw:connector draw:style-name="gr4" draw:text-style-name="P1" draw:layer="layout" draw:line-skew="-0.637cm" svg:x1="27.387cm" svg:y1="8.808cm" svg:x2="11.736cm" svg:y2="8.781cm" draw:start-shape="id3" draw:start-glue-point="4" draw:end-shape="id4" draw:end-glue-point="1" svg:d="M27387 8808v-36h-7846v9h-7805" svg:viewBox="0 0 15652 37">
          <text:p/>
        </draw:connector>
        <draw:frame draw:style-name="gr2" draw:layer="layout" svg:width="2.344cm" svg:height="0.399cm" svg:x="12.307cm" svg:y="8.49cm">
          <draw:text-box>
            <text:p>20 AWG Red</text:p>
          </draw:text-box>
        </draw:frame>
        <draw:frame draw:style-name="gr12" draw:layer="layout" svg:width="1.201cm" svg:height="0.963cm" svg:x="9.561cm" svg:y="7.882cm">
          <draw:text-box>
            <text:p>POSN</text:p>
            <text:p>5A</text:p>
          </draw:text-box>
        </draw:frame>
        <draw:line draw:style-name="gr13" draw:text-style-name="P1" draw:layer="layout" svg:x1="11.735cm" svg:y1="2.43cm" svg:x2="16.214cm" svg:y2="2.43cm">
          <text:p/>
        </draw:line>
        <draw:g>
          <draw:g>
            <draw:g>
              <draw:line draw:style-name="gr4" draw:text-style-name="P1" draw:layer="layout" svg:x1="10.72cm" svg:y1="3.701cm" svg:x2="11.225cm" svg:y2="3.701cm">
                <text:p/>
              </draw:line>
              <draw:line draw:style-name="gr4" draw:text-style-name="P1" draw:layer="layout" svg:x1="11.024cm" svg:y1="3.51cm" svg:x2="11.225cm" svg:y2="3.701cm">
                <text:p/>
              </draw:line>
              <draw:line draw:style-name="gr4" draw:text-style-name="P1" draw:layer="layout" svg:x1="11.024cm" svg:y1="3.892cm" svg:x2="11.225cm" svg:y2="3.701cm">
                <text:p/>
              </draw:line>
            </draw:g>
            <draw:g>
              <draw:line draw:style-name="gr4" draw:text-style-name="P1" draw:layer="layout" svg:x1="11.382cm" svg:y1="3.701cm" svg:x2="11.736cm" svg:y2="3.701cm">
                <text:p/>
              </draw:line>
              <draw:line draw:style-name="gr4" draw:text-style-name="P1" draw:layer="layout" svg:x1="11.181cm" svg:y1="3.51cm" svg:x2="11.382cm" svg:y2="3.701cm">
                <text:p/>
              </draw:line>
              <draw:line draw:style-name="gr4" draw:text-style-name="P1" draw:layer="layout" svg:x1="11.181cm" svg:y1="3.892cm" svg:x2="11.382cm" svg:y2="3.70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3.575cm" svg:viewBox="0 0 362 126" svg:d="M0 126c182-284 362 0 362 0">
                <text:p/>
              </draw:path>
              <draw:path draw:style-name="gr4" draw:text-style-name="P1" draw:layer="layout" svg:width="0.361cm" svg:height="0.125cm" svg:x="10.213cm" svg:y="3.70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3.6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3.6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3.7cm" svg:x2="16.214cm" svg:y2="3.7cm">
          <text:p/>
        </draw:line>
        <draw:g>
          <draw:g>
            <draw:g>
              <draw:line draw:style-name="gr4" draw:text-style-name="P1" draw:layer="layout" svg:x1="10.72cm" svg:y1="4.971cm" svg:x2="11.225cm" svg:y2="4.971cm">
                <text:p/>
              </draw:line>
              <draw:line draw:style-name="gr4" draw:text-style-name="P1" draw:layer="layout" svg:x1="11.024cm" svg:y1="4.78cm" svg:x2="11.225cm" svg:y2="4.971cm">
                <text:p/>
              </draw:line>
              <draw:line draw:style-name="gr4" draw:text-style-name="P1" draw:layer="layout" svg:x1="11.024cm" svg:y1="5.162cm" svg:x2="11.225cm" svg:y2="4.971cm">
                <text:p/>
              </draw:line>
            </draw:g>
            <draw:g>
              <draw:line draw:style-name="gr4" draw:text-style-name="P1" draw:layer="layout" svg:x1="11.382cm" svg:y1="4.971cm" svg:x2="11.736cm" svg:y2="4.971cm">
                <text:p/>
              </draw:line>
              <draw:line draw:style-name="gr4" draw:text-style-name="P1" draw:layer="layout" svg:x1="11.181cm" svg:y1="4.78cm" svg:x2="11.382cm" svg:y2="4.971cm">
                <text:p/>
              </draw:line>
              <draw:line draw:style-name="gr4" draw:text-style-name="P1" draw:layer="layout" svg:x1="11.181cm" svg:y1="5.162cm" svg:x2="11.382cm" svg:y2="4.97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4.845cm" svg:viewBox="0 0 362 126" svg:d="M0 126c182-284 362 0 362 0">
                <text:p/>
              </draw:path>
              <draw:path draw:style-name="gr4" draw:text-style-name="P1" draw:layer="layout" svg:width="0.361cm" svg:height="0.125cm" svg:x="10.213cm" svg:y="4.97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4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4.8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4.97cm" svg:x2="16.214cm" svg:y2="4.97cm">
          <text:p/>
        </draw:line>
        <draw:g xml:id="id2" draw:id="id2">
          <draw:g>
            <draw:g>
              <draw:line draw:style-name="gr4" draw:text-style-name="P1" draw:layer="layout" svg:x1="10.72cm" svg:y1="6.241cm" svg:x2="11.225cm" svg:y2="6.241cm">
                <text:p/>
              </draw:line>
              <draw:line draw:style-name="gr4" draw:text-style-name="P1" draw:layer="layout" svg:x1="11.024cm" svg:y1="6.05cm" svg:x2="11.225cm" svg:y2="6.241cm">
                <text:p/>
              </draw:line>
              <draw:line draw:style-name="gr4" draw:text-style-name="P1" draw:layer="layout" svg:x1="11.024cm" svg:y1="6.432cm" svg:x2="11.225cm" svg:y2="6.241cm">
                <text:p/>
              </draw:line>
            </draw:g>
            <draw:g>
              <draw:line draw:style-name="gr4" draw:text-style-name="P1" draw:layer="layout" svg:x1="11.382cm" svg:y1="6.241cm" svg:x2="11.736cm" svg:y2="6.241cm">
                <text:p/>
              </draw:line>
              <draw:line draw:style-name="gr4" draw:text-style-name="P1" draw:layer="layout" svg:x1="11.181cm" svg:y1="6.05cm" svg:x2="11.382cm" svg:y2="6.241cm">
                <text:p/>
              </draw:line>
              <draw:line draw:style-name="gr4" draw:text-style-name="P1" draw:layer="layout" svg:x1="11.181cm" svg:y1="6.432cm" svg:x2="11.382cm" svg:y2="6.24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6.115cm" svg:viewBox="0 0 362 126" svg:d="M0 126c182-284 362 0 362 0">
                <text:p/>
              </draw:path>
              <draw:path draw:style-name="gr4" draw:text-style-name="P1" draw:layer="layout" svg:width="0.361cm" svg:height="0.125cm" svg:x="10.213cm" svg:y="6.24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6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6.1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2cm" svg:y1="7.511cm" svg:x2="11.225cm" svg:y2="7.511cm">
                <text:p/>
              </draw:line>
              <draw:line draw:style-name="gr4" draw:text-style-name="P1" draw:layer="layout" svg:x1="11.024cm" svg:y1="7.32cm" svg:x2="11.225cm" svg:y2="7.511cm">
                <text:p/>
              </draw:line>
              <draw:line draw:style-name="gr4" draw:text-style-name="P1" draw:layer="layout" svg:x1="11.024cm" svg:y1="7.702cm" svg:x2="11.225cm" svg:y2="7.511cm">
                <text:p/>
              </draw:line>
            </draw:g>
            <draw:g>
              <draw:line draw:style-name="gr4" draw:text-style-name="P1" draw:layer="layout" svg:x1="11.382cm" svg:y1="7.511cm" svg:x2="11.736cm" svg:y2="7.511cm">
                <text:p/>
              </draw:line>
              <draw:line draw:style-name="gr4" draw:text-style-name="P1" draw:layer="layout" svg:x1="11.181cm" svg:y1="7.32cm" svg:x2="11.382cm" svg:y2="7.511cm">
                <text:p/>
              </draw:line>
              <draw:line draw:style-name="gr4" draw:text-style-name="P1" draw:layer="layout" svg:x1="11.181cm" svg:y1="7.702cm" svg:x2="11.382cm" svg:y2="7.51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7.385cm" svg:viewBox="0 0 362 126" svg:d="M0 126c182-284 362 0 362 0">
                <text:p/>
              </draw:path>
              <draw:path draw:style-name="gr4" draw:text-style-name="P1" draw:layer="layout" svg:width="0.361cm" svg:height="0.125cm" svg:x="10.213cm" svg:y="7.51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7.4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7.4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7.51cm" svg:x2="16.214cm" svg:y2="7.51cm">
          <text:p/>
        </draw:line>
        <draw:g xml:id="id4" draw:id="id4">
          <draw:g>
            <draw:g>
              <draw:line draw:style-name="gr4" draw:text-style-name="P1" draw:layer="layout" svg:x1="10.72cm" svg:y1="8.781cm" svg:x2="11.225cm" svg:y2="8.781cm">
                <text:p/>
              </draw:line>
              <draw:line draw:style-name="gr4" draw:text-style-name="P1" draw:layer="layout" svg:x1="11.024cm" svg:y1="8.59cm" svg:x2="11.225cm" svg:y2="8.781cm">
                <text:p/>
              </draw:line>
              <draw:line draw:style-name="gr4" draw:text-style-name="P1" draw:layer="layout" svg:x1="11.024cm" svg:y1="8.972cm" svg:x2="11.225cm" svg:y2="8.781cm">
                <text:p/>
              </draw:line>
            </draw:g>
            <draw:g>
              <draw:line draw:style-name="gr4" draw:text-style-name="P1" draw:layer="layout" svg:x1="11.382cm" svg:y1="8.781cm" svg:x2="11.736cm" svg:y2="8.781cm">
                <text:p/>
              </draw:line>
              <draw:line draw:style-name="gr4" draw:text-style-name="P1" draw:layer="layout" svg:x1="11.181cm" svg:y1="8.59cm" svg:x2="11.382cm" svg:y2="8.781cm">
                <text:p/>
              </draw:line>
              <draw:line draw:style-name="gr4" draw:text-style-name="P1" draw:layer="layout" svg:x1="11.181cm" svg:y1="8.972cm" svg:x2="11.382cm" svg:y2="8.78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8.655cm" svg:viewBox="0 0 362 126" svg:d="M0 126c182-284 362 0 362 0">
                <text:p/>
              </draw:path>
              <draw:path draw:style-name="gr4" draw:text-style-name="P1" draw:layer="layout" svg:width="0.361cm" svg:height="0.125cm" svg:x="10.213cm" svg:y="8.78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8.7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8.7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line draw:style-name="gr4" draw:text-style-name="P1" draw:layer="layout" svg:x1="10.72cm" svg:y1="10.051cm" svg:x2="11.225cm" svg:y2="10.051cm">
                <text:p/>
              </draw:line>
              <draw:line draw:style-name="gr4" draw:text-style-name="P1" draw:layer="layout" svg:x1="11.024cm" svg:y1="9.86cm" svg:x2="11.225cm" svg:y2="10.051cm">
                <text:p/>
              </draw:line>
              <draw:line draw:style-name="gr4" draw:text-style-name="P1" draw:layer="layout" svg:x1="11.024cm" svg:y1="10.242cm" svg:x2="11.225cm" svg:y2="10.051cm">
                <text:p/>
              </draw:line>
            </draw:g>
            <draw:g>
              <draw:line draw:style-name="gr4" draw:text-style-name="P1" draw:layer="layout" svg:x1="11.382cm" svg:y1="10.051cm" svg:x2="11.736cm" svg:y2="10.051cm">
                <text:p/>
              </draw:line>
              <draw:line draw:style-name="gr4" draw:text-style-name="P1" draw:layer="layout" svg:x1="11.181cm" svg:y1="9.86cm" svg:x2="11.382cm" svg:y2="10.051cm">
                <text:p/>
              </draw:line>
              <draw:line draw:style-name="gr4" draw:text-style-name="P1" draw:layer="layout" svg:x1="11.181cm" svg:y1="10.242cm" svg:x2="11.382cm" svg:y2="10.05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9.925cm" svg:viewBox="0 0 362 126" svg:d="M0 126c182-284 362 0 362 0">
                <text:p/>
              </draw:path>
              <draw:path draw:style-name="gr4" draw:text-style-name="P1" draw:layer="layout" svg:width="0.361cm" svg:height="0.125cm" svg:x="10.213cm" svg:y="10.05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9.9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9.9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0.05cm" svg:x2="16.214cm" svg:y2="10.05cm">
          <text:p/>
        </draw:line>
        <draw:g>
          <draw:g>
            <draw:g>
              <draw:line draw:style-name="gr4" draw:text-style-name="P1" draw:layer="layout" svg:x1="10.72cm" svg:y1="11.321cm" svg:x2="11.225cm" svg:y2="11.321cm">
                <text:p/>
              </draw:line>
              <draw:line draw:style-name="gr4" draw:text-style-name="P1" draw:layer="layout" svg:x1="11.024cm" svg:y1="11.13cm" svg:x2="11.225cm" svg:y2="11.321cm">
                <text:p/>
              </draw:line>
              <draw:line draw:style-name="gr4" draw:text-style-name="P1" draw:layer="layout" svg:x1="11.024cm" svg:y1="11.512cm" svg:x2="11.225cm" svg:y2="11.321cm">
                <text:p/>
              </draw:line>
            </draw:g>
            <draw:g>
              <draw:line draw:style-name="gr4" draw:text-style-name="P1" draw:layer="layout" svg:x1="11.382cm" svg:y1="11.321cm" svg:x2="11.736cm" svg:y2="11.321cm">
                <text:p/>
              </draw:line>
              <draw:line draw:style-name="gr4" draw:text-style-name="P1" draw:layer="layout" svg:x1="11.181cm" svg:y1="11.13cm" svg:x2="11.382cm" svg:y2="11.321cm">
                <text:p/>
              </draw:line>
              <draw:line draw:style-name="gr4" draw:text-style-name="P1" draw:layer="layout" svg:x1="11.181cm" svg:y1="11.512cm" svg:x2="11.382cm" svg:y2="11.32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1.195cm" svg:viewBox="0 0 362 126" svg:d="M0 126c182-284 362 0 362 0">
                <text:p/>
              </draw:path>
              <draw:path draw:style-name="gr4" draw:text-style-name="P1" draw:layer="layout" svg:width="0.361cm" svg:height="0.125cm" svg:x="10.213cm" svg:y="11.32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1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1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1.32cm" svg:x2="16.214cm" svg:y2="11.32cm">
          <text:p/>
        </draw:line>
        <draw:g>
          <draw:g>
            <draw:g>
              <draw:line draw:style-name="gr4" draw:text-style-name="P1" draw:layer="layout" svg:x1="10.72cm" svg:y1="12.591cm" svg:x2="11.225cm" svg:y2="12.591cm">
                <text:p/>
              </draw:line>
              <draw:line draw:style-name="gr4" draw:text-style-name="P1" draw:layer="layout" svg:x1="11.024cm" svg:y1="12.4cm" svg:x2="11.225cm" svg:y2="12.591cm">
                <text:p/>
              </draw:line>
              <draw:line draw:style-name="gr4" draw:text-style-name="P1" draw:layer="layout" svg:x1="11.024cm" svg:y1="12.782cm" svg:x2="11.225cm" svg:y2="12.591cm">
                <text:p/>
              </draw:line>
            </draw:g>
            <draw:g>
              <draw:line draw:style-name="gr4" draw:text-style-name="P1" draw:layer="layout" svg:x1="11.382cm" svg:y1="12.591cm" svg:x2="11.736cm" svg:y2="12.591cm">
                <text:p/>
              </draw:line>
              <draw:line draw:style-name="gr4" draw:text-style-name="P1" draw:layer="layout" svg:x1="11.181cm" svg:y1="12.4cm" svg:x2="11.382cm" svg:y2="12.591cm">
                <text:p/>
              </draw:line>
              <draw:line draw:style-name="gr4" draw:text-style-name="P1" draw:layer="layout" svg:x1="11.181cm" svg:y1="12.782cm" svg:x2="11.382cm" svg:y2="12.59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2.465cm" svg:viewBox="0 0 362 126" svg:d="M0 126c182-284 362 0 362 0">
                <text:p/>
              </draw:path>
              <draw:path draw:style-name="gr4" draw:text-style-name="P1" draw:layer="layout" svg:width="0.361cm" svg:height="0.125cm" svg:x="10.213cm" svg:y="12.59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2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2.5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2.59cm" svg:x2="16.214cm" svg:y2="12.59cm">
          <text:p/>
        </draw:line>
        <draw:g>
          <draw:g>
            <draw:g>
              <draw:line draw:style-name="gr4" draw:text-style-name="P1" draw:layer="layout" svg:x1="10.72cm" svg:y1="13.861cm" svg:x2="11.225cm" svg:y2="13.861cm">
                <text:p/>
              </draw:line>
              <draw:line draw:style-name="gr4" draw:text-style-name="P1" draw:layer="layout" svg:x1="11.024cm" svg:y1="13.67cm" svg:x2="11.225cm" svg:y2="13.861cm">
                <text:p/>
              </draw:line>
              <draw:line draw:style-name="gr4" draw:text-style-name="P1" draw:layer="layout" svg:x1="11.024cm" svg:y1="14.052cm" svg:x2="11.225cm" svg:y2="13.861cm">
                <text:p/>
              </draw:line>
            </draw:g>
            <draw:g>
              <draw:line draw:style-name="gr4" draw:text-style-name="P1" draw:layer="layout" svg:x1="11.382cm" svg:y1="13.861cm" svg:x2="11.736cm" svg:y2="13.861cm">
                <text:p/>
              </draw:line>
              <draw:line draw:style-name="gr4" draw:text-style-name="P1" draw:layer="layout" svg:x1="11.181cm" svg:y1="13.67cm" svg:x2="11.382cm" svg:y2="13.861cm">
                <text:p/>
              </draw:line>
              <draw:line draw:style-name="gr4" draw:text-style-name="P1" draw:layer="layout" svg:x1="11.181cm" svg:y1="14.052cm" svg:x2="11.382cm" svg:y2="13.86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3.735cm" svg:viewBox="0 0 362 126" svg:d="M0 126c182-284 362 0 362 0">
                <text:p/>
              </draw:path>
              <draw:path draw:style-name="gr4" draw:text-style-name="P1" draw:layer="layout" svg:width="0.361cm" svg:height="0.125cm" svg:x="10.213cm" svg:y="13.86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3.7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3.78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3.86cm" svg:x2="16.214cm" svg:y2="13.86cm">
          <text:p/>
        </draw:line>
        <draw:g>
          <draw:g>
            <draw:g>
              <draw:line draw:style-name="gr4" draw:text-style-name="P1" draw:layer="layout" svg:x1="10.72cm" svg:y1="15.131cm" svg:x2="11.225cm" svg:y2="15.131cm">
                <text:p/>
              </draw:line>
              <draw:line draw:style-name="gr4" draw:text-style-name="P1" draw:layer="layout" svg:x1="11.024cm" svg:y1="14.94cm" svg:x2="11.225cm" svg:y2="15.131cm">
                <text:p/>
              </draw:line>
              <draw:line draw:style-name="gr4" draw:text-style-name="P1" draw:layer="layout" svg:x1="11.024cm" svg:y1="15.322cm" svg:x2="11.225cm" svg:y2="15.131cm">
                <text:p/>
              </draw:line>
            </draw:g>
            <draw:g>
              <draw:line draw:style-name="gr4" draw:text-style-name="P1" draw:layer="layout" svg:x1="11.382cm" svg:y1="15.131cm" svg:x2="11.736cm" svg:y2="15.131cm">
                <text:p/>
              </draw:line>
              <draw:line draw:style-name="gr4" draw:text-style-name="P1" draw:layer="layout" svg:x1="11.181cm" svg:y1="14.94cm" svg:x2="11.382cm" svg:y2="15.131cm">
                <text:p/>
              </draw:line>
              <draw:line draw:style-name="gr4" draw:text-style-name="P1" draw:layer="layout" svg:x1="11.181cm" svg:y1="15.322cm" svg:x2="11.382cm" svg:y2="15.13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5.005cm" svg:viewBox="0 0 362 126" svg:d="M0 126c182-284 362 0 362 0">
                <text:p/>
              </draw:path>
              <draw:path draw:style-name="gr4" draw:text-style-name="P1" draw:layer="layout" svg:width="0.361cm" svg:height="0.125cm" svg:x="10.213cm" svg:y="15.13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5.0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5.0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5.13cm" svg:x2="16.214cm" svg:y2="15.13cm">
          <text:p/>
        </draw:line>
        <draw:g>
          <draw:g>
            <draw:g>
              <draw:line draw:style-name="gr4" draw:text-style-name="P1" draw:layer="layout" svg:x1="10.72cm" svg:y1="16.401cm" svg:x2="11.225cm" svg:y2="16.401cm">
                <text:p/>
              </draw:line>
              <draw:line draw:style-name="gr4" draw:text-style-name="P1" draw:layer="layout" svg:x1="11.024cm" svg:y1="16.21cm" svg:x2="11.225cm" svg:y2="16.401cm">
                <text:p/>
              </draw:line>
              <draw:line draw:style-name="gr4" draw:text-style-name="P1" draw:layer="layout" svg:x1="11.024cm" svg:y1="16.592cm" svg:x2="11.225cm" svg:y2="16.401cm">
                <text:p/>
              </draw:line>
            </draw:g>
            <draw:g>
              <draw:line draw:style-name="gr4" draw:text-style-name="P1" draw:layer="layout" svg:x1="11.382cm" svg:y1="16.401cm" svg:x2="11.736cm" svg:y2="16.401cm">
                <text:p/>
              </draw:line>
              <draw:line draw:style-name="gr4" draw:text-style-name="P1" draw:layer="layout" svg:x1="11.181cm" svg:y1="16.21cm" svg:x2="11.382cm" svg:y2="16.401cm">
                <text:p/>
              </draw:line>
              <draw:line draw:style-name="gr4" draw:text-style-name="P1" draw:layer="layout" svg:x1="11.181cm" svg:y1="16.592cm" svg:x2="11.382cm" svg:y2="16.401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49cm" svg:y="16.275cm" svg:viewBox="0 0 362 126" svg:d="M0 126c182-284 362 0 362 0">
                <text:p/>
              </draw:path>
              <draw:path draw:style-name="gr4" draw:text-style-name="P1" draw:layer="layout" svg:width="0.361cm" svg:height="0.125cm" svg:x="10.213cm" svg:y="16.403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703cm" svg:y="16.3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75cm" svg:y="16.3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35cm" svg:y1="16.4cm" svg:x2="16.214cm" svg:y2="16.4cm">
          <text:p/>
        </draw:line>
        <draw:frame draw:style-name="Unboxed_20_Text" draw:layer="layout" svg:width="2.733cm" svg:height="0.607cm" svg:x="16.238cm" svg:y="9.774cm">
          <draw:text-box>
            <text:p>USB Front Seat</text:p>
          </draw:text-box>
        </draw:frame>
        <draw:frame draw:style-name="Unboxed_20_Text" draw:layer="layout" svg:width="2.678cm" svg:height="0.607cm" svg:x="16.238cm" svg:y="11.003cm">
          <draw:text-box>
            <text:p>USB Rear Seat</text:p>
          </draw:text-box>
        </draw:frame>
        <draw:frame draw:style-name="Unboxed_20_Text" draw:layer="layout" svg:width="4.075cm" svg:height="0.607cm" svg:x="16.238cm" svg:y="12.317cm">
          <draw:text-box>
            <text:p>Cabin Convenience Light</text:p>
          </draw:text-box>
        </draw:frame>
        <draw:frame draw:style-name="Unboxed_20_Text" draw:layer="layout" svg:width="3.995cm" svg:height="0.607cm" svg:x="16.238cm" svg:y="25.386cm">
          <draw:text-box>
            <text:p>Audio Panel / Intercomm</text:p>
          </draw:text-box>
        </draw:frame>
        <draw:frame draw:style-name="Unboxed_20_Text" draw:layer="layout" svg:width="1.903cm" svg:height="0.607cm" svg:x="16.166cm" svg:y="4.621cm">
          <draw:text-box>
            <text:p>Pitot Heat</text:p>
          </draw:text-box>
        </draw:frame>
        <draw:frame draw:style-name="gr2" draw:layer="layout" svg:width="2.276cm" svg:height="0.399cm" svg:x="12.307cm" svg:y="7.216cm">
          <draw:text-box>
            <text:p>18AWG Red</text:p>
          </draw:text-box>
        </draw:frame>
        <draw:frame draw:style-name="gr14" draw:layer="layout" svg:width="0.9cm" svg:height="0.949cm" svg:x="9.561cm" svg:y="6.641cm">
          <draw:text-box>
            <text:p>A/P</text:p>
            <text:p>5A</text:p>
          </draw:text-box>
        </draw:frame>
        <draw:frame draw:style-name="gr12" draw:layer="layout" svg:width="1.158cm" svg:height="0.963cm" svg:x="9.561cm" svg:y="9.152cm">
          <draw:text-box>
            <text:p>USBF</text:p>
            <text:p>5A</text:p>
          </draw:text-box>
        </draw:frame>
        <draw:frame draw:style-name="gr12" draw:layer="layout" svg:width="1.188cm" svg:height="0.963cm" svg:x="9.561cm" svg:y="10.422cm">
          <draw:text-box>
            <text:p>USBR</text:p>
            <text:p>5A</text:p>
          </draw:text-box>
        </draw:frame>
        <draw:frame draw:style-name="gr12" draw:layer="layout" svg:width="1.256cm" svg:height="0.963cm" svg:x="9.561cm" svg:y="11.692cm">
          <draw:text-box>
            <text:p>CABIN</text:p>
            <text:p>5A</text:p>
          </draw:text-box>
        </draw:frame>
        <draw:frame draw:style-name="gr2" draw:layer="layout" svg:width="2.344cm" svg:height="0.399cm" svg:x="12.307cm" svg:y="9.76cm">
          <draw:text-box>
            <text:p>20 AWG Red</text:p>
          </draw:text-box>
        </draw:frame>
        <draw:frame draw:style-name="gr2" draw:layer="layout" svg:width="2.344cm" svg:height="0.399cm" svg:x="12.307cm" svg:y="11.03cm">
          <draw:text-box>
            <text:p>20 AWG Red</text:p>
          </draw:text-box>
        </draw:frame>
        <draw:frame draw:style-name="gr2" draw:layer="layout" svg:width="2.344cm" svg:height="0.399cm" svg:x="12.307cm" svg:y="12.3cm">
          <draw:text-box>
            <text:p>20 AWG Red</text:p>
          </draw:text-box>
        </draw:frame>
        <draw:frame draw:style-name="gr15" draw:layer="layout" svg:width="1.603cm" svg:height="0.963cm" svg:x="20.064cm" svg:y="6.534cm">
          <draw:text-box>
            <text:p>Strobes</text:p>
            <text:p>On-Off</text:p>
          </draw:text-box>
        </draw:frame>
        <draw:frame draw:style-name="gr15" draw:layer="layout" svg:width="1.641cm" svg:height="0.963cm" svg:x="28.03cm" svg:y="9.166cm">
          <draw:text-box>
            <text:p>Position</text:p>
            <text:p>On-Off</text:p>
          </draw:text-box>
        </draw:frame>
        <draw:frame draw:style-name="gr12" draw:layer="layout" svg:width="1.213cm" svg:height="0.963cm" svg:x="9.51cm" svg:y="4.043cm">
          <draw:text-box>
            <text:p>PITOT</text:p>
            <text:p>15A</text:p>
          </draw:text-box>
        </draw:frame>
        <draw:frame draw:style-name="gr2" draw:layer="layout" svg:width="2.344cm" svg:height="0.399cm" svg:x="12.235cm" svg:y="4.614cm">
          <draw:text-box>
            <text:p>12 AWG Red</text:p>
          </draw:text-box>
        </draw:frame>
        <draw:frame draw:style-name="gr12" draw:layer="layout" svg:width="1.158cm" svg:height="0.963cm" svg:x="9.538cm" svg:y="2.82cm">
          <draw:text-box>
            <text:p>LAND</text:p>
            <text:p>10A</text:p>
          </draw:text-box>
        </draw:frame>
        <draw:g>
          <draw:g>
            <draw:g>
              <draw:line draw:style-name="gr4" draw:text-style-name="P1" draw:layer="layout" svg:x1="10.708cm" svg:y1="18.077cm" svg:x2="11.213cm" svg:y2="18.077cm">
                <text:p/>
              </draw:line>
              <draw:line draw:style-name="gr4" draw:text-style-name="P1" draw:layer="layout" svg:x1="11.012cm" svg:y1="17.886cm" svg:x2="11.213cm" svg:y2="18.077cm">
                <text:p/>
              </draw:line>
              <draw:line draw:style-name="gr4" draw:text-style-name="P1" draw:layer="layout" svg:x1="11.012cm" svg:y1="18.268cm" svg:x2="11.213cm" svg:y2="18.077cm">
                <text:p/>
              </draw:line>
            </draw:g>
            <draw:g>
              <draw:line draw:style-name="gr4" draw:text-style-name="P1" draw:layer="layout" svg:x1="11.37cm" svg:y1="18.077cm" svg:x2="11.724cm" svg:y2="18.077cm">
                <text:p/>
              </draw:line>
              <draw:line draw:style-name="gr4" draw:text-style-name="P1" draw:layer="layout" svg:x1="11.169cm" svg:y1="17.886cm" svg:x2="11.37cm" svg:y2="18.077cm">
                <text:p/>
              </draw:line>
              <draw:line draw:style-name="gr4" draw:text-style-name="P1" draw:layer="layout" svg:x1="11.169cm" svg:y1="18.268cm" svg:x2="11.37cm" svg:y2="18.07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17.951cm" svg:viewBox="0 0 362 126" svg:d="M0 126c182-284 362 0 362 0">
                <text:p/>
              </draw:path>
              <draw:path draw:style-name="gr4" draw:text-style-name="P1" draw:layer="layout" svg:width="0.361cm" svg:height="0.125cm" svg:x="10.201cm" svg:y="18.07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18.0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18.0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23cm" svg:y1="18.076cm" svg:x2="16.202cm" svg:y2="18.076cm">
          <text:p/>
        </draw:line>
        <draw:g>
          <draw:g>
            <draw:g>
              <draw:line draw:style-name="gr4" draw:text-style-name="P1" draw:layer="layout" svg:x1="10.708cm" svg:y1="19.347cm" svg:x2="11.213cm" svg:y2="19.347cm">
                <text:p/>
              </draw:line>
              <draw:line draw:style-name="gr4" draw:text-style-name="P1" draw:layer="layout" svg:x1="11.012cm" svg:y1="19.156cm" svg:x2="11.213cm" svg:y2="19.347cm">
                <text:p/>
              </draw:line>
              <draw:line draw:style-name="gr4" draw:text-style-name="P1" draw:layer="layout" svg:x1="11.012cm" svg:y1="19.538cm" svg:x2="11.213cm" svg:y2="19.347cm">
                <text:p/>
              </draw:line>
            </draw:g>
            <draw:g>
              <draw:line draw:style-name="gr4" draw:text-style-name="P1" draw:layer="layout" svg:x1="11.37cm" svg:y1="19.347cm" svg:x2="11.724cm" svg:y2="19.347cm">
                <text:p/>
              </draw:line>
              <draw:line draw:style-name="gr4" draw:text-style-name="P1" draw:layer="layout" svg:x1="11.169cm" svg:y1="19.156cm" svg:x2="11.37cm" svg:y2="19.347cm">
                <text:p/>
              </draw:line>
              <draw:line draw:style-name="gr4" draw:text-style-name="P1" draw:layer="layout" svg:x1="11.169cm" svg:y1="19.538cm" svg:x2="11.37cm" svg:y2="19.34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19.221cm" svg:viewBox="0 0 362 126" svg:d="M0 126c182-284 362 0 362 0">
                <text:p/>
              </draw:path>
              <draw:path draw:style-name="gr4" draw:text-style-name="P1" draw:layer="layout" svg:width="0.361cm" svg:height="0.125cm" svg:x="10.201cm" svg:y="19.34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19.2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19.2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23cm" svg:y1="19.346cm" svg:x2="16.202cm" svg:y2="19.346cm">
          <text:p/>
        </draw:line>
        <draw:g>
          <draw:g>
            <draw:g>
              <draw:line draw:style-name="gr4" draw:text-style-name="P1" draw:layer="layout" svg:x1="10.708cm" svg:y1="20.617cm" svg:x2="11.213cm" svg:y2="20.617cm">
                <text:p/>
              </draw:line>
              <draw:line draw:style-name="gr4" draw:text-style-name="P1" draw:layer="layout" svg:x1="11.012cm" svg:y1="20.426cm" svg:x2="11.213cm" svg:y2="20.617cm">
                <text:p/>
              </draw:line>
              <draw:line draw:style-name="gr4" draw:text-style-name="P1" draw:layer="layout" svg:x1="11.012cm" svg:y1="20.808cm" svg:x2="11.213cm" svg:y2="20.617cm">
                <text:p/>
              </draw:line>
            </draw:g>
            <draw:g>
              <draw:line draw:style-name="gr4" draw:text-style-name="P1" draw:layer="layout" svg:x1="11.37cm" svg:y1="20.617cm" svg:x2="11.724cm" svg:y2="20.617cm">
                <text:p/>
              </draw:line>
              <draw:line draw:style-name="gr4" draw:text-style-name="P1" draw:layer="layout" svg:x1="11.169cm" svg:y1="20.426cm" svg:x2="11.37cm" svg:y2="20.617cm">
                <text:p/>
              </draw:line>
              <draw:line draw:style-name="gr4" draw:text-style-name="P1" draw:layer="layout" svg:x1="11.169cm" svg:y1="20.808cm" svg:x2="11.37cm" svg:y2="20.61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0.491cm" svg:viewBox="0 0 362 126" svg:d="M0 126c182-284 362 0 362 0">
                <text:p/>
              </draw:path>
              <draw:path draw:style-name="gr4" draw:text-style-name="P1" draw:layer="layout" svg:width="0.361cm" svg:height="0.125cm" svg:x="10.201cm" svg:y="20.61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0.5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0.5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23cm" svg:y1="20.616cm" svg:x2="16.202cm" svg:y2="20.616cm">
          <text:p/>
        </draw:line>
        <draw:g>
          <draw:g>
            <draw:g>
              <draw:line draw:style-name="gr4" draw:text-style-name="P1" draw:layer="layout" svg:x1="10.708cm" svg:y1="21.887cm" svg:x2="11.213cm" svg:y2="21.887cm">
                <text:p/>
              </draw:line>
              <draw:line draw:style-name="gr4" draw:text-style-name="P1" draw:layer="layout" svg:x1="11.012cm" svg:y1="21.696cm" svg:x2="11.213cm" svg:y2="21.887cm">
                <text:p/>
              </draw:line>
              <draw:line draw:style-name="gr4" draw:text-style-name="P1" draw:layer="layout" svg:x1="11.012cm" svg:y1="22.078cm" svg:x2="11.213cm" svg:y2="21.887cm">
                <text:p/>
              </draw:line>
            </draw:g>
            <draw:g>
              <draw:line draw:style-name="gr4" draw:text-style-name="P1" draw:layer="layout" svg:x1="11.37cm" svg:y1="21.887cm" svg:x2="11.724cm" svg:y2="21.887cm">
                <text:p/>
              </draw:line>
              <draw:line draw:style-name="gr4" draw:text-style-name="P1" draw:layer="layout" svg:x1="11.169cm" svg:y1="21.696cm" svg:x2="11.37cm" svg:y2="21.887cm">
                <text:p/>
              </draw:line>
              <draw:line draw:style-name="gr4" draw:text-style-name="P1" draw:layer="layout" svg:x1="11.169cm" svg:y1="22.078cm" svg:x2="11.37cm" svg:y2="21.88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1.761cm" svg:viewBox="0 0 362 126" svg:d="M0 126c182-284 362 0 362 0">
                <text:p/>
              </draw:path>
              <draw:path draw:style-name="gr4" draw:text-style-name="P1" draw:layer="layout" svg:width="0.361cm" svg:height="0.125cm" svg:x="10.201cm" svg:y="21.88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1.8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1.8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23cm" svg:y1="21.886cm" svg:x2="16.202cm" svg:y2="21.886cm">
          <text:p/>
        </draw:line>
        <draw:g>
          <draw:g>
            <draw:g>
              <draw:line draw:style-name="gr4" draw:text-style-name="P1" draw:layer="layout" svg:x1="10.708cm" svg:y1="23.157cm" svg:x2="11.213cm" svg:y2="23.157cm">
                <text:p/>
              </draw:line>
              <draw:line draw:style-name="gr4" draw:text-style-name="P1" draw:layer="layout" svg:x1="11.012cm" svg:y1="22.966cm" svg:x2="11.213cm" svg:y2="23.157cm">
                <text:p/>
              </draw:line>
              <draw:line draw:style-name="gr4" draw:text-style-name="P1" draw:layer="layout" svg:x1="11.012cm" svg:y1="23.348cm" svg:x2="11.213cm" svg:y2="23.157cm">
                <text:p/>
              </draw:line>
            </draw:g>
            <draw:g>
              <draw:line draw:style-name="gr4" draw:text-style-name="P1" draw:layer="layout" svg:x1="11.37cm" svg:y1="23.157cm" svg:x2="11.724cm" svg:y2="23.157cm">
                <text:p/>
              </draw:line>
              <draw:line draw:style-name="gr4" draw:text-style-name="P1" draw:layer="layout" svg:x1="11.169cm" svg:y1="22.966cm" svg:x2="11.37cm" svg:y2="23.157cm">
                <text:p/>
              </draw:line>
              <draw:line draw:style-name="gr4" draw:text-style-name="P1" draw:layer="layout" svg:x1="11.169cm" svg:y1="23.348cm" svg:x2="11.37cm" svg:y2="23.15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3.031cm" svg:viewBox="0 0 362 126" svg:d="M0 126c182-284 362 0 362 0">
                <text:p/>
              </draw:path>
              <draw:path draw:style-name="gr4" draw:text-style-name="P1" draw:layer="layout" svg:width="0.361cm" svg:height="0.125cm" svg:x="10.201cm" svg:y="23.15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3.0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3.08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23cm" svg:y1="23.156cm" svg:x2="16.202cm" svg:y2="23.156cm">
          <text:p/>
        </draw:line>
        <draw:g>
          <draw:g>
            <draw:g>
              <draw:line draw:style-name="gr4" draw:text-style-name="P1" draw:layer="layout" svg:x1="10.708cm" svg:y1="24.427cm" svg:x2="11.213cm" svg:y2="24.427cm">
                <text:p/>
              </draw:line>
              <draw:line draw:style-name="gr4" draw:text-style-name="P1" draw:layer="layout" svg:x1="11.012cm" svg:y1="24.236cm" svg:x2="11.213cm" svg:y2="24.427cm">
                <text:p/>
              </draw:line>
              <draw:line draw:style-name="gr4" draw:text-style-name="P1" draw:layer="layout" svg:x1="11.012cm" svg:y1="24.618cm" svg:x2="11.213cm" svg:y2="24.427cm">
                <text:p/>
              </draw:line>
            </draw:g>
            <draw:g>
              <draw:line draw:style-name="gr4" draw:text-style-name="P1" draw:layer="layout" svg:x1="11.37cm" svg:y1="24.427cm" svg:x2="11.724cm" svg:y2="24.427cm">
                <text:p/>
              </draw:line>
              <draw:line draw:style-name="gr4" draw:text-style-name="P1" draw:layer="layout" svg:x1="11.169cm" svg:y1="24.236cm" svg:x2="11.37cm" svg:y2="24.427cm">
                <text:p/>
              </draw:line>
              <draw:line draw:style-name="gr4" draw:text-style-name="P1" draw:layer="layout" svg:x1="11.169cm" svg:y1="24.618cm" svg:x2="11.37cm" svg:y2="24.42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4.301cm" svg:viewBox="0 0 362 126" svg:d="M0 126c182-284 362 0 362 0">
                <text:p/>
              </draw:path>
              <draw:path draw:style-name="gr4" draw:text-style-name="P1" draw:layer="layout" svg:width="0.361cm" svg:height="0.125cm" svg:x="10.201cm" svg:y="24.42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4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4.3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23cm" svg:y1="24.426cm" svg:x2="16.202cm" svg:y2="24.426cm">
          <text:p/>
        </draw:line>
        <draw:g>
          <draw:g>
            <draw:g>
              <draw:line draw:style-name="gr4" draw:text-style-name="P1" draw:layer="layout" svg:x1="10.708cm" svg:y1="25.697cm" svg:x2="11.213cm" svg:y2="25.697cm">
                <text:p/>
              </draw:line>
              <draw:line draw:style-name="gr4" draw:text-style-name="P1" draw:layer="layout" svg:x1="11.012cm" svg:y1="25.506cm" svg:x2="11.213cm" svg:y2="25.697cm">
                <text:p/>
              </draw:line>
              <draw:line draw:style-name="gr4" draw:text-style-name="P1" draw:layer="layout" svg:x1="11.012cm" svg:y1="25.888cm" svg:x2="11.213cm" svg:y2="25.697cm">
                <text:p/>
              </draw:line>
            </draw:g>
            <draw:g>
              <draw:line draw:style-name="gr4" draw:text-style-name="P1" draw:layer="layout" svg:x1="11.37cm" svg:y1="25.697cm" svg:x2="11.724cm" svg:y2="25.697cm">
                <text:p/>
              </draw:line>
              <draw:line draw:style-name="gr4" draw:text-style-name="P1" draw:layer="layout" svg:x1="11.169cm" svg:y1="25.506cm" svg:x2="11.37cm" svg:y2="25.697cm">
                <text:p/>
              </draw:line>
              <draw:line draw:style-name="gr4" draw:text-style-name="P1" draw:layer="layout" svg:x1="11.169cm" svg:y1="25.888cm" svg:x2="11.37cm" svg:y2="25.697cm">
                <text:p/>
              </draw:line>
            </draw:g>
          </draw:g>
          <draw:g>
            <draw:g>
              <draw:path draw:style-name="gr4" draw:text-style-name="P1" draw:layer="layout" svg:width="0.361cm" svg:height="0.125cm" svg:x="9.837cm" svg:y="25.571cm" svg:viewBox="0 0 362 126" svg:d="M0 126c182-284 362 0 362 0">
                <text:p/>
              </draw:path>
              <draw:path draw:style-name="gr4" draw:text-style-name="P1" draw:layer="layout" svg:width="0.361cm" svg:height="0.125cm" svg:x="10.201cm" svg:y="25.699cm" svg:viewBox="0 0 362 126" svg:d="M0 0c182 284 362 0 362 0">
                <text:p/>
              </draw:path>
            </draw:g>
            <draw:custom-shape draw:style-name="gr5" draw:text-style-name="P1" draw:layer="layout" svg:width="0.144cm" svg:height="0.15cm" svg:x="9.691cm" svg:y="25.6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draw:layer="layout" svg:width="0.144cm" svg:height="0.15cm" svg:x="10.563cm" svg:y="25.6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3" draw:text-style-name="P1" draw:layer="layout" svg:x1="11.723cm" svg:y1="25.696cm" svg:x2="16.202cm" svg:y2="25.69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OVER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30">07/30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Overview &amp; Power Distribution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30T17:38:49.616054007</dc:date>
    <dc:creator>Art Zemon</dc:creator>
    <meta:editing-duration>PT4H47M6S</meta:editing-duration>
    <meta:editing-cycles>60</meta:editing-cycles>
    <meta:generator>LibreOffice/4.2.8.2$Linux_X86_64 LibreOffice_project/420m0$Build-2</meta:generator>
    <meta:printed-by>Art Zemon</meta:printed-by>
    <meta:print-date>2016-07-27T20:22:53.713108348</meta:print-date>
    <meta:document-statistic meta:object-count="393"/>
  </office:meta>
</office:document-meta>
</file>